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1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4</text:p>
      <text:p text:style-name="P6">Number of Sheets<text:tab/><text:tab/><text:tab/><text:tab/>1</text:p>
      <text:p text:style-name="P6">Fragment<text:tab/><text:tab/><text:tab/><text:tab/><text:tab/></text:p>
      <text:p text:style-name="P6">Pagination <text:tab/><text:tab/><text:tab/><text:tab/><text:tab/>N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Marcus Cauffman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a funeral oration<text:span text:style-name="T2">/</text:span></text:p>
      <text:p text:style-name="P4"><text:span text:style-name="T2">The laws by which we are guided, will not suffer me to give/ utterance to mournful thoughts. <text:s/>In like manner as the/ practices to be observed on this melancholy occasion, are sus-/-pended by reason of our festivals, so are public expressions/ of grief, deemed incompatible with the celebration of a season,/ set apart by the Deity for devotional joy. <text:s/>I will not/ then lament the dead. <text:s/>But I </text:span>may<text:span text:style-name="T2"> comfort, I may in-/-struct the living. <text:s/>I may seize the opportunity, to show/ how infallible are the declarations of the book of books./ <text:s/>Have you, my dear hearers! ever pondered on the words of the/ Psalmist, which commend a wisely directed charity? <text:s/>They/ read so: “Blessed is he that considereth the poor; the Lord/ will deliver him in time of trouble. <text:s/>The Lord will preserve/ him, and keep him alive, and he shall be happy on earth./ <text:s/>The Lord will sustain him on the bed of sickness.” <text:s/>My/ friends! that heavenly promise has had among us a </text:span><text:span text:style-name="T3">living</text:span><text:span text:style-name="T5"> witness/ of its truth. <text:s/>We saw him and wondered that at three/ score years and ten </text:span><text:span text:style-name="T3">years of his age</text:span><text:span text:style-name="T5">, he should experience none of the ills/ to which human flesh is heir. <text:s/>We saw him, and upon a/ countenance scarcely furrowed by the hand of time, discovered/ the index of a contented mind. <text:s/>We saw him also/</text:span></text:p>
      <text:p text:style-name="P4"><text:span text:style-name="T5"/></text:p>
      <text:p text:style-name="P4"><text:span text:style-name="T5">[Page 2]</text:span></text:p>
      <text:p text:style-name="P4"><text:span text:style-name="T5">when approaching the end of his terrestrial journey, and mar-/-velled that a disease, which has proved to others a smouldering/ fire, wherein their vitals were consumed, touched </text:span><text:span text:style-name="T4">him</text:span><text:span text:style-name="T5"> but/ slightly, and spared his mortal frame the agony of a slow/ dissolution. <text:s/>Aye: Apart from the circumstance which/ prevents it, I could not now bewail and moan. <text:s/>For Marcus/ Cauffman lived to illustrate the verities of Holy Writ./ <text:s/></text:span><text:soft-page-break/><text:span text:style-name="T5">In him were fulfilled the blessings which attend a rightly/ bestowed beneficence. <text:s/>My Brethren! When I/ speak thus, I have no reference to the numberless acts of/ kindness he performed, as a trusty officer of a charitable institution./ <text:s/>Nor do I allude to the response he readily made to my ap-/-peals for the relief of the needy, or for the upholding of/ the sacred </text:span><text:span text:style-name="T3">house</text:span><text:span text:style-name="T5"> edifice in which he </text:span><text:span text:style-name="T3">offered</text:span><text:span text:style-name="T5"> poured forth his </text:span><text:span text:style-name="T3">devotions</text:span><text:span text:style-name="T5"> prayers. <text:s/>Those/ tokens of righteousness were doubtless deserving of God's re-/compense, and our departed friend </text:span><text:span text:style-name="T3">abstained</text:span><text:span text:style-name="T5"> enjoyed a portion thereof/ even upon earth. <text:s/>But the deeds which signally drew/ towards him the favor of his Creator, were of a still </text:span><text:span text:style-name="T3">higher</text:span><text:span text:style-name="T5"> nobler/ nature. <text:s/>He considered how could his beneficence be/ most effectually </text:span><text:span text:style-name="T3">bestowed</text:span><text:span text:style-name="T5"> dispensed. <text:s/>And he became the benefactor;/ the </text:span><text:span text:style-name="T4">father</text:span><text:span text:style-name="T5"> of both relatives and strangers. <text:s/>He had/ centred his affection in </text:span><text:span text:style-name="T3">b</text:span><text:span text:style-name="T5"> his wife; but in the absence/</text:span></text:p>
      <text:p text:style-name="P4"><text:span text:style-name="T5"/></text:p>
      <text:p text:style-name="P4"><text:span text:style-name="T5">[Page 3]</text:span></text:p>
      <text:p text:style-name="P4"><text:span text:style-name="T5">of </text:span><text:span text:style-name="T3">children</text:span><text:span text:style-name="T5"> any offspring of his own, he labored strenuously with his life/ copartner, to forward the happiness of beings, to whom/ </text:span><text:span text:style-name="T3">he generously</text:span><text:span text:style-name="T5"> with great generosity he </text:span><text:span text:style-name="T3">with great gener</text:span><text:span text:style-name="T5"> offered a delightful home. <text:s/>His bene-/-volence was not the creation of a monetary impulse./ <text:s/>Steadily it was proferred, and constantly it was re-/-newed. <text:s/>Therefore did the Lord of charity reward/ him with health, with competency, with a mind un-/-muffled by perturbing thoughts; with a heart replete/ with satisfaction. <text:s/>For </text:span><text:span text:style-name="T3">he</text:span><text:span text:style-name="T5"> Marcus Cauffman enjoyed existence, not/ alone because he knew that </text:span><text:span text:style-name="T3">he had performed goodly kindly</text:span><text:span text:style-name="T5"> by acting kindly, He </text:span><text:span text:style-name="T3">he</text:span><text:span text:style-name="T5"> did what is pleasing to God</text:span><text:span text:style-name="T3">, when</text:span><text:span text:style-name="T5">/ </text:span><text:span text:style-name="T3">actions</text:span><text:span text:style-name="T5">, but because he was also made to feel that those/ he had benefitted, were bound to him with ties of the deepest/ gratitude. <text:s/>His parent-like tenderness, </text:span><text:span text:style-name="T3">elicited feelings</text:span><text:span text:style-name="T5"> engendered sentiments/ not surpassed by filial love. <text:s/>Brethren! At/ no period, should the voice of lament be lifted up for/ the decease of one so divinely favored; of one whose sins charity has redeemed. <text:s/>We ought/ rather to pray that we may become his equal in the/ sight of the Lord. <text:s/>We ought rather to seek </text:span><text:span text:style-name="T3">w</text:span><text:span text:style-name="T5"> that/ when our spirit shall, like his, take its flight above,/ it may be ushered into the presence of the great/ King, by </text:span><text:span text:style-name="T3">so [?]</text:span><text:span text:style-name="T5"> a record of so many deeds of goodness/ </text:span><text:span text:style-name="T3">of</text:span><text:span text:style-name="T5"> and beneficence. <text:s/>For, the same book, which/</text:span></text:p>
      <text:p text:style-name="P4"><text:span text:style-name="T5"/></text:p>
      <text:p text:style-name="P4"><text:span text:style-name="T5">[Page 4]</text:span></text:p>
      <text:p text:style-name="P4"><text:span text:style-name="T5">promises blessings to the charitable in this/ world, </text:span><text:span text:style-name="T3">shows forth</text:span><text:span text:style-name="T5"> portrays also the joys reserved for them/ in the world to come. <text:s/>“Deal thy bread to the hungry,/ bring the poor that are cast out to thy house. <text:s/>When thou/ seest the naked, cover him, and hide not thyself from/ thine own flesh. <text:s/>Then shall thy light break forth/ as the morning dawn, and thy (spiritual) health spring/ forth speedily; thy righteousness shall walk/ before thee; the glory of the Lord shall be thy/ re[sic!] reward.” <text:s/>Let us then carry to yonder grave/ that which is perishable of our friend. <text:s/>The memory/ of his kindness shall remain with us &amp; be our exemplar; for, it will always/ live. </text:span><text:span text:style-name="T3">with us</text:span><text:span text:style-name="T5"> Like the aroma exhaling from the plants of a Paradise,/ will the good name be left, be grateful to those </text:span><text:span text:style-name="T3">who</text:span><text:span text:style-name="T5">/ he loved here below; while his soul shall delight amid Seraphim/ and Cherubim in the realms of eternit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2:31:24.01</meta:creation-date>
    <meta:document-statistic meta:table-count="0" meta:image-count="0" meta:object-count="0" meta:page-count="3" meta:paragraph-count="69" meta:word-count="1010" meta:character-count="6194"/>
    <dc:date>2012-10-23T13:23:29.75</dc:date>
    <meta:editing-duration>PT4M45S</meta:editing-duration>
    <meta:editing-cycles>1</meta:editing-cycles>
    <meta:generator>OpenOffice.org/3.4.1$Win32 OpenOffice.org_project/341m1$Build-9593</meta:generator>
  </office:meta>
</office:document-meta>
</file>